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1">
      <style:text-properties fo:font-weight="bold" style:font-weight-asian="bold" style:font-weight-complex="bold"/>
    </style:style>
    <style:style style:name="P3" style:family="paragraph" style:parent-style-name="Standard" style:list-style-name="L1">
      <style:paragraph-properties fo:line-height="100%"/>
      <style:text-properties fo:font-weight="bold" style:font-weight-asian="bold" style:font-weight-complex="bold"/>
    </style:style>
    <style:style style:name="P4" style:family="paragraph" style:parent-style-name="Standard">
      <style:text-properties fo:font-weight="normal" style:font-weight-asian="normal" style:font-weight-complex="normal"/>
    </style:style>
    <style:style style:name="P5" style:family="paragraph" style:parent-style-name="Standard" style:list-style-name="L1">
      <style:text-properties fo:font-weight="normal" style:font-weight-asian="normal" style:font-weight-complex="normal"/>
    </style:style>
    <style:style style:name="P6" style:family="paragraph" style:parent-style-name="Standard">
      <style:paragraph-properties fo:line-height="100%"/>
      <style:text-properties fo:font-weight="normal" style:font-weight-asian="normal" style:font-weight-complex="normal"/>
    </style:style>
    <style:style style:name="P7" style:family="paragraph" style:parent-style-name="Standard" style:list-style-name="L1">
      <style:paragraph-properties fo:line-height="100%"/>
      <style:text-properties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8227949" text:style-name="L1">
        <text:list-item>
          <text:p text:style-name="P2">What is the difference between network architecture and application architechture?</text:p>
          <text:list>
            <text:list-item>
              <text:p text:style-name="P1">The network architechture is fixed and provides a specific set of services to applications.</text:p>
              <text:p text:style-name="P1">The application architechture, on the other hand, is designed by the application developer and dictates how the application is structured over the various systems.</text:p>
            </text:list-item>
          </text:list>
        </text:list-item>
      </text:list>
      <text:p text:style-name="Standard"/>
      <text:list xml:id="list29304534" text:continue-numbering="true" text:style-name="L1">
        <text:list-item>
          <text:p text:style-name="P2">What information is used by a process running on one host to identify a process running another host?</text:p>
          <text:list>
            <text:list-item>
              <text:p text:style-name="P5">Socket</text:p>
            </text:list-item>
          </text:list>
        </text:list-item>
      </text:list>
      <text:p text:style-name="P4"/>
      <text:list xml:id="list29293813" text:continue-numbering="true" text:style-name="L1">
        <text:list-item>
          <text:p text:style-name="P2">Suppose you wanted to do a transaction from a remote client to a server as fast as possible. Would you use UDP or TCP? Why?</text:p>
          <text:list>
            <text:list-item>
              <text:p text:style-name="P5">UDP. It is faster because there are no security, flow control etc.</text:p>
            </text:list-item>
          </text:list>
        </text:list-item>
      </text:list>
      <text:p text:style-name="P4"/>
      <text:list xml:id="list29285247" text:continue-numbering="true" text:style-name="L1">
        <text:list-item>
          <text:p text:style-name="P2">List the four broad classes of services that a transport protocol can provide. Indicate if it is TCP or UDP.</text:p>
          <text:list>
            <text:list-item>
              <text:p text:style-name="P5">Data loss (UDP), Timing (TCP), Throughput (TCP, UDP), Security (TCP)</text:p>
            </text:list-item>
          </text:list>
        </text:list-item>
      </text:list>
      <text:p text:style-name="Standard"/>
      <text:list xml:id="list29296052" text:continue-numbering="true" text:style-name="L1">
        <text:list-item>
          <text:p text:style-name="P2">Why do HTTP, FTP, SMTP, and POP3 run on top of TCP rather than on UDP?</text:p>
          <text:list>
            <text:list-item>
              <text:p text:style-name="P5">Because it is important that all data is recieved and there are typically also a need for security.</text:p>
            </text:list-item>
          </text:list>
        </text:list-item>
      </text:list>
      <text:p text:style-name="P4"/>
      <text:list xml:id="list29277262" text:continue-numbering="true" text:style-name="L1">
        <text:list-item>
          <text:p text:style-name="P3">Suppose Alice, with a web-based e-mail account (hotmail – HTTP) sends a message to Bob, wha accesses his mail from his mail server using POP3. Discuss how the message gets from Alice's host to Bob's host. Which protocols are used?</text:p>
          <text:list>
            <text:list-item>
              <text:p text:style-name="P7">Alice --HTTP--&gt; Senders mailserver --SMTP--&gt; recievers mailserver --POP3--&gt; Bob</text:p>
            </text:list-item>
          </text:list>
        </text:list-item>
      </text:list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01H05M21S</meta:editing-duration>
    <meta:editing-cycles>5</meta:editing-cycles>
    <meta:generator>OpenOffice.org/3.2$Win32 OpenOffice.org_project/320m18$Build-9502</meta:generator>
    <dc:date>2011-03-16T09:16:21.16</dc:date>
    <dc:creator>Simon Frandsen</dc:creator>
    <meta:document-statistic meta:table-count="0" meta:image-count="0" meta:object-count="0" meta:page-count="1" meta:paragraph-count="13" meta:word-count="235" meta:character-count="1310"/>
    <meta:user-defined meta:name="Info 1"/>
    <meta:user-defined meta:name="Info 2"/>
    <meta:user-defined meta:name="Info 3"/>
    <meta:user-defined meta:name="Info 4"/>
  </office:meta>
</office:document-meta>
</file>